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나눔고딕1" svg:font-family="나눔고딕" style:font-pitch="variable"/>
    <style:font-face style:name="나눔고딕" svg:font-family="나눔고딕" style:font-adornments="보통" style:font-pitch="variable"/>
    <style:font-face style:name="Noto Sans CJK JP Regular" svg:font-family="'Noto Sans CJK JP Regular'" style:font-family-generic="roman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1.75cm"/>
    </style:style>
    <style:style style:name="gr2" style:family="graphic" style:parent-style-name="standard">
      <style:graphic-properties draw:stroke="none" svg:stroke-color="#000000" draw:fill="none" draw:fill-color="#ffffff" fo:min-height="6.15cm" draw:shadow="hidden"/>
    </style:style>
    <style:style style:name="gr3" style:family="graphic" style:parent-style-name="standard">
      <style:graphic-properties draw:stroke="none" svg:stroke-color="#000000" draw:fill="none" draw:fill-color="#ffffff" fo:min-height="89.25cm"/>
    </style:style>
    <style:style style:name="gr4" style:family="graphic" style:parent-style-name="standard">
      <style:graphic-properties draw:stroke="none" svg:stroke-color="#000000" draw:fill="none" draw:fill-color="#ffffff" fo:min-height="89.2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style:font-name="나눔고딕1" fo:font-size="128pt" style:font-name-asian="나눔고딕1" style:font-size-asian="128pt" style:font-size-complex="128pt"/>
    </style:style>
    <style:style style:name="P3" style:family="paragraph">
      <loext:graphic-properties draw:fill="none" draw:fill-color="#ffffff"/>
      <style:text-properties style:font-name="나눔고딕" fo:font-size="56pt" style:font-name-asian="나눔고딕" style:font-size-asian="56pt" style:font-size-complex="18pt"/>
    </style:style>
    <style:style style:name="T1" style:family="text">
      <style:text-properties style:font-name="나눔고딕1" fo:font-size="128pt" style:font-name-asian="나눔고딕1" style:font-size-asian="128pt" style:font-size-complex="128pt"/>
    </style:style>
    <style:style style:name="T2" style:family="text">
      <style:text-properties style:font-name="나눔고딕" fo:font-size="56pt" style:font-name-asian="나눔고딕" style:font-size-asian="56pt" style:font-size-complex="18pt"/>
    </style:style>
    <style:style style:name="T3" style:family="text">
      <style:text-properties style:font-name="나눔고딕" fo:font-size="44pt" style:font-name-asian="나눔고딕" style:font-size-asian="44pt" style:font-size-complex="44pt"/>
    </style:style>
    <style:style style:name="T4" style:family="text">
      <style:text-properties style:font-name="나눔고딕" fo:font-size="56pt" style:font-name-asian="나눔고딕" style:font-size-asian="56pt" style:font-size-complex="56pt"/>
    </style:style>
    <style:style style:name="T5" style:family="text">
      <style:text-properties style:font-name="나눔고딕" fo:font-size="44pt" fo:font-weight="normal" style:font-name-asian="나눔고딕" style:font-size-asian="44pt" style:font-weight-asian="normal" style:font-size-complex="44pt" style:font-weight-complex="normal"/>
    </style:style>
    <style:style style:name="T6" style:family="text">
      <style:text-properties style:font-name="나눔고딕" fo:font-size="36pt" style:font-name-asian="나눔고딕" style:font-size-asian="36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frame draw:style-name="gr1" draw:text-style-name="P1" draw:layer="layout" svg:width="72.8cm" svg:height="12cm" svg:x="0cm" svg:y="0cm">
          <draw:text-box>
            <text:p/>
          </draw:text-box>
        </draw:frame>
        <draw:frame draw:style-name="gr2" draw:text-style-name="P2" draw:layer="layout" svg:width="60.9cm" svg:height="6.4cm" svg:x="8.7cm" svg:y="2.3cm">
          <draw:text-box>
            <text:p><text:span text:style-name="T1">제</text:span></text:p>
          </draw:text-box>
        </draw:frame>
        <draw:frame draw:style-name="gr3" draw:text-style-name="P1" draw:layer="layout" svg:width="37cm" svg:height="89.5cm" svg:x="1.5cm" svg:y="12cm">
          <draw:text-box>
            <text:p/>
          </draw:text-box>
        </draw:frame>
        <draw:frame draw:style-name="gr4" draw:text-style-name="P3" draw:layer="layout" svg:width="36.2cm" svg:height="89.5cm" svg:x="1.5cm" svg:y="12cm">
          <draw:text-box>
            <text:p><text:span text:style-name="T2">- </text:span><text:span text:style-name="T2">개요 </text:span></text:p>
            <text:p><text:span text:style-name="T3"><text:s/></text:span><text:span text:style-name="T3">도서관에서 우연히 </text:span><text:span text:style-name="T3">&lt;</text:span><text:span text:style-name="T3">언어의 진화</text:span><text:span text:style-name="T3">&gt;</text:span><text:span text:style-name="T3">라는 책을 찾아 읽게 되었다</text:span><text:span text:style-name="T3">. </text:span><text:span text:style-name="T3">책을 읽으며</text:span><text:span text:style-name="T3">, </text:span><text:span text:style-name="T3">사람의 언어가 어떻게 사용되고 발전해 왔으며 이가 어떻게 인식되는지에 대해 많은 생각을 하게 되었다</text:span><text:span text:style-name="T3">. </text:span><text:span text:style-name="T3">이에 인공지능이 사람의 언어를 처리하는 방법이 궁금해졌고</text:span><text:span text:style-name="T3">, </text:span><text:span text:style-name="T3">관련 자료를 찾아보며 한 기사에서</text:span><text:span text:style-name="T3">, </text:span><text:span text:style-name="T3">신경 기계 번역</text:span><text:span text:style-name="T3">(NMT) </text:span><text:span text:style-name="T3">기술의 대가인 조경현 교수님의 인터뷰를 찾게 되었다</text:span><text:span text:style-name="T3">.</text:span></text:p>
            <text:p><text:span text:style-name="T3"/></text:p>
            <text:p><text:span text:style-name="T3"><text:s/></text:span><text:span text:style-name="T3">해당 기사에서 인공지능의 ‘정치적 올바름’문제가 제기되었는데</text:span><text:span text:style-name="T3">, </text:span><text:span text:style-name="T3">이를 설명하는 과정에서</text:span><text:span text:style-name="T3">, </text:span><text:span text:style-name="T3">학습을 위한 데이터의 집합에 편향이 있을 경우 머신 러닝</text:span><text:span text:style-name="T3">(</text:span><text:span text:style-name="T3">혹은 그 범주 안의</text:span><text:span text:style-name="T3">, </text:span><text:span text:style-name="T3">귀납적 추론을 이용하는</text:span><text:span text:style-name="T3">)</text:span><text:span text:style-name="T3">알고리즘이 이를 증폭시킴을 알게 되었다</text:span><text:span text:style-name="T3">.</text:span></text:p>
            <text:p><text:span text:style-name="T3"/></text:p>
            <text:p><text:span text:style-name="T3"><text:s/></text:span><text:span text:style-name="T3">현재 인공지능을 이용한 자연어 처리 분야는 단어 임베딩 기술을 기반으로 한다</text:span><text:span text:style-name="T3">. </text:span><text:span text:style-name="T3">단어 임베딩은 단어를 전산적으로 나타내는 기술로</text:span><text:span text:style-name="T3">, </text:span><text:span text:style-name="T3">문장 내 단어의 맥락을 기반으로 주변 단어</text:span><text:span text:style-name="T3">/</text:span><text:span text:style-name="T3">중심 단어의 출현 확률 분포를 최적화하여 문맥적</text:span><text:span text:style-name="T3">, </text:span><text:span text:style-name="T3">문법적 정보를 보존한 채로 단어를 벡터화할 수 있다</text:span><text:span text:style-name="T3">.</text:span></text:p>
            <text:p><text:span text:style-name="T3"/></text:p>
            <text:p><text:span text:style-name="T3"><text:s/></text:span><text:span text:style-name="T3">본 탐구는 이 임베딩에 사용되는 말뭉치의 편향이 딥 러닝 알고리즘이 이를 인식하고 사용하는 데 미치는 영향을 직관적인 데이터와 변인 설정을 통해 실험하고</text:span><text:span text:style-name="T3">, </text:span><text:span text:style-name="T3">그 원인을 탐구하고</text:span><text:span text:style-name="T3">, </text:span><text:span text:style-name="T3">객관적인 평가 지표를 통해 조사한다</text:span><text:span text:style-name="T3">.</text:span></text:p>
            <text:p><text:span text:style-name="T3"/></text:p>
            <text:p><text:span text:style-name="T4">- </text:span><text:span text:style-name="T4">탐구 설계</text:span></text:p>
            <text:p><text:span text:style-name="T3"><text:s/></text:span><text:span text:style-name="T5">본 탐구는 네이버 영화 리뷰 말뭉치</text:span><text:span text:style-name="T5">(NSMC)</text:span><text:span text:style-name="T5">를 기반으로 평점 </text:span><text:span text:style-name="T5">4</text:span><text:span text:style-name="T5">점 이상의 리뷰는 <text:s/></text:span></text:p>
            <text:p><text:span text:style-name="T3"/></text:p>
            <text:p><text:span text:style-name="T3"/></text:p>
            <text:p><text:span text:style-name="T2"><text:s/></text:span></text:p>
            <text:p><text:span text:style-name="T2"><text:s/></text:span></text:p>
            <text:p><text:span text:style-name="T6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나눔고딕1" svg:font-family="나눔고딕" style:font-pitch="variable"/>
    <style:font-face style:name="나눔고딕" svg:font-family="나눔고딕" style:font-adornments="보통" style:font-pitch="variable"/>
    <style:font-face style:name="Noto Sans CJK JP Regular" svg:font-family="'Noto Sans CJK JP Regular'" style:font-family-generic="roman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 CJK JP Regular" fo:font-size="24pt" fo:language="en" fo:country="US" style:font-name-asian="Noto Sans CJK JP Regular1" style:font-size-asian="24pt" style:language-asian="ko" style:country-asian="KR" style:font-name-complex="Noto Sans CJK JP Regular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18pt" fo:font-style="normal" fo:text-shadow="none" style:text-underline-style="none" fo:font-weight="normal" style:letter-kerning="true" style:font-name-asian="Noto Sans CJK JP Regular1" style:font-family-asian="'Noto Sans CJK JP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cm" fo:margin-bottom="1.5cm" fo:margin-left="1.5cm" fo:margin-right="1.5cm" fo:page-width="72.8cm" fo:page-height="1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19:50:06.498867270</meta:creation-date>
    <dc:date>2018-09-11T23:13:13.311626827</dc:date>
    <meta:editing-duration>PT1H8M38S</meta:editing-duration>
    <meta:editing-cycles>8</meta:editing-cycles>
    <meta:generator>LibreOffice/6.0.3.2$Linux_X86_64 LibreOffice_project/00m0$Build-2</meta:generator>
    <meta:document-statistic meta:object-count="4"/>
  </office:meta>
</office:document-meta>
</file>